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7" table:number-rows-repeated="104846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8T10:33:24.637798391</dc:date>
    <meta:editing-duration>P12DT13H39M10S</meta:editing-duration>
    <meta:editing-cycles>157</meta:editing-cycles>
    <meta:document-statistic meta:table-count="2" meta:cell-count="339" meta:object-count="0"/>
  </office:meta>
</office:document-meta>
</file>